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  <style:text-properties fo:font-size="14pt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  <style:text-properties fo:font-size="14pt"/>
    </style:style>
    <style:style style:name="P4" style:family="paragraph">
      <style:paragraph-properties fo:text-align="center"/>
    </style:style>
    <style:style style:name="T1" style:family="text">
      <style:text-properties fo:font-size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office:forms form:automatic-focus="false" form:apply-design-mode="false"/>
        <draw:custom-shape draw:style-name="gr1" draw:text-style-name="P1" draw:layer="layout" svg:width="2.75cm" svg:height="2.25cm" svg:x="5.5cm" svg:y="10.5cm">
          <text:p text:style-name="P1"><text:span text:style-name="T1">CPU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5cm" svg:height="2.25cm" svg:x="8.25cm" svg:y="10.5cm">
          <text:p text:style-name="P1"><text:span text:style-name="T1">Vídeo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5cm" svg:height="2.25cm" svg:x="5.5cm" svg:y="12.75cm">
          <text:p text:style-name="P1"><text:span text:style-name="T1">Memóri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5cm" svg:height="2.25cm" svg:x="8.25cm" svg:y="12.75cm">
          <text:p text:style-name="P1"><text:span text:style-name="T1">Sistema de</text:span><text:span text:style-name="T1"><text:line-break/></text:span><text:span text:style-name="T1">Entrad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5cm" svg:height="2.25cm" svg:x="5.5cm" svg:y="16.25cm">
          <text:p text:style-name="P1"><text:span text:style-name="T1">CPU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5cm" svg:height="2.287cm" svg:x="8.25cm" svg:y="16.208cm">
          <text:p text:style-name="P2"><text:span text:style-name="T1">Vídeo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4" draw:layer="layout" svg:width="3.255cm" svg:height="2.5cm" svg:x="5cm" svg:y="18.5cm">
          <text:p text:style-name="P2">Memória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4" draw:layer="layout" svg:width="3.25cm" svg:height="2.5cm" svg:x="8.25cm" svg:y="18.5cm">
          <text:p text:style-name="P2">Sistema de<text:line-break/>Entrada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2" draw:layer="layout" svg:width="2.284cm" svg:height="1.351cm" svg:x="1.5cm" svg:y="12cm">
          <draw:text-box>
            <text:p text:style-name="P2">Solução<text:line-break/>Ideal</text:p>
          </draw:text-box>
        </draw:frame>
        <draw:frame draw:style-name="gr2" draw:layer="layout" svg:width="2.725cm" svg:height="1.351cm" svg:x="1.275cm" svg:y="17.649cm">
          <draw:text-box>
            <text:p text:style-name="P2">Resultado<text:line-break/>Real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4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5cm" fo:page-height="20.989cm" style:print-orientation="landscape"/>
    </style:page-layout>
    <style:page-layout style:name="PM1">
      <style:page-layout-properties fo:margin-top="0cm" fo:margin-bottom="0.004cm" fo:margin-left="0cm" fo:margin-right="0cm" fo:page-width="20.989cm" fo:page-height="29.705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meta:initial-creator>Feevale Aspeur</meta:initial-creator>
    <meta:creation-date>2006-11-13T20:18:54</meta:creation-date>
    <dc:creator>Feevale Aspeur</dc:creator>
    <dc:date>2006-11-13T20:25:18</dc:date>
    <dc:language>pt-BR</dc:language>
    <meta:editing-cycles>2</meta:editing-cycles>
    <meta:editing-duration>PT6M28S</meta:editing-duration>
    <meta:user-defined meta:name="Info 1"/>
    <meta:user-defined meta:name="Info 2"/>
    <meta:user-defined meta:name="Info 3"/>
    <meta:user-defined meta:name="Info 4"/>
    <meta:document-statistic meta:object-count="10"/>
  </office:meta>
</office:document-meta>
</file>